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73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номер </text:p>
          </table:table-cell>
          <table:table-cell office:value-type="string">
            <text:p>действие</text:p>
          </table:table-cell>
          <table:table-cell office:value-type="string">
            <text:p>кто делает </text:p>
          </table:table-cell>
          <table:table-cell office:value-type="string">
            <text:p>отметка о выполнеи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обновить приложение </text:p>
          </table:table-cell>
          <table:table-cell office:value-type="string">
            <text:p>младший программист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создать бэкап баз данных</text:p>
          </table:table-cell>
          <table:table-cell office:value-type="string">
            <text:p>программист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запустить мастер класс по обновлению</text:p>
          </table:table-cell>
          <table:table-cell office:value-type="string">
            <text:p>страший специалист</text:p>
          </table:table-cell>
          <table:table-cell office:value-type="string">
            <text:p>не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оверить приложение на работуспособность</text:p>
          </table:table-cell>
          <table:table-cell office:value-type="string">
            <text:p>главный программист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ообщить сотрудникам об обновлении программы</text:p>
          </table:table-cell>
          <table:table-cell office:value-type="string">
            <text:p>старший специалист</text:p>
          </table:table-cell>
          <table:table-cell office:value-type="string">
            <text:p>да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7">27.02.2026</text:date>, <text:time>12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6S</meta:editing-duration>
    <meta:editing-cycles>3</meta:editing-cycles>
    <meta:generator>OpenOffice/4.1.7$Win32 OpenOffice.org_project/417m1$Build-9800</meta:generator>
    <dc:date>2026-02-27T12:16:33.08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